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oboto1" svg:font-family="Roboto" style:font-family-generic="system" style:font-pitch="variable"/>
  </office:font-face-decls>
  <office:automatic-styles>
    <style:style style:name="Table1" style:family="table">
      <style:table-properties style:width="15.919cm" fo:margin-left="0cm" fo:margin-top="0cm" fo:margin-bottom="0cm" table:align="left"/>
    </style:style>
    <style:style style:name="Table1.A" style:family="table-column">
      <style:table-column-properties style:column-width="4.803cm"/>
    </style:style>
    <style:style style:name="Table1.B" style:family="table-column">
      <style:table-column-properties style:column-width="5.558cm"/>
    </style:style>
    <style:style style:name="Table1.1" style:family="table-row">
      <style:table-row-properties style:min-row-height="0.855cm" fo:keep-together="auto"/>
    </style:style>
    <style:style style:name="Table1.A1" style:family="table-cell">
      <style:table-cell-properties style:vertical-align="" fo:padding="0.176cm" fo:border="none"/>
    </style:style>
    <style:style style:name="Table1.2" style:family="table-row">
      <style:table-row-properties style:min-row-height="1.967cm" fo:keep-together="auto"/>
    </style:style>
    <style:style style:name="P1" style:family="paragraph" style:parent-style-name="Standard">
      <style:paragraph-properties fo:text-align="center" style:justify-single-word="false"/>
      <style:text-properties fo:color="#1c1e21" style:font-name="Roboto" fo:font-size="13pt" officeooo:paragraph-rsid="0008b1d3" style:font-name-asian="Roboto1" style:font-size-asian="13pt" style:font-name-complex="Roboto1" style:font-size-complex="13pt"/>
    </style:style>
    <style:style style:name="P2" style:family="paragraph" style:parent-style-name="Standard">
      <style:paragraph-properties fo:line-height="100%"/>
      <style:text-properties fo:font-weight="bold" officeooo:paragraph-rsid="0008b1d3" style:font-weight-asian="bold"/>
    </style:style>
    <style:style style:name="P3" style:family="paragraph" style:parent-style-name="Standard">
      <style:paragraph-properties fo:line-height="100%"/>
      <style:text-properties officeooo:paragraph-rsid="0008b1d3"/>
    </style:style>
    <style:style style:name="P4" style:family="paragraph" style:parent-style-name="Standard">
      <style:text-properties officeooo:paragraph-rsid="0008b1d3"/>
    </style:style>
    <style:style style:name="P5" style:family="paragraph" style:parent-style-name="Standard" style:list-style-name="WWNum42">
      <style:paragraph-properties fo:margin-left="1.27cm" fo:margin-right="0cm" fo:text-indent="-0.635cm" style:auto-text-indent="false"/>
      <style:text-properties officeooo:paragraph-rsid="0008b1d3"/>
    </style:style>
    <style:style style:name="P6" style:family="paragraph" style:parent-style-name="Standard" style:list-style-name="WWNum35">
      <style:paragraph-properties fo:margin-left="1.27cm" fo:margin-right="0cm" fo:text-indent="-0.635cm" style:auto-text-indent="false"/>
      <style:text-properties fo:font-weight="bold" officeooo:paragraph-rsid="0008b1d3" style:font-weight-asian="bold"/>
    </style:style>
    <style:style style:name="P7" style:family="paragraph" style:parent-style-name="Standard" style:list-style-name="WWNum28">
      <style:paragraph-properties fo:margin-left="1.27cm" fo:margin-right="0cm" fo:text-indent="-0.635cm" style:auto-text-indent="false"/>
      <style:text-properties fo:font-weight="bold" officeooo:paragraph-rsid="0008b1d3" style:font-weight-asian="bold"/>
    </style:style>
    <style:style style:name="P8" style:family="paragraph" style:parent-style-name="Standard" style:list-style-name="WWNum45">
      <style:paragraph-properties fo:margin-left="1.27cm" fo:margin-right="0cm" fo:text-indent="-0.635cm" style:auto-text-indent="false"/>
      <style:text-properties fo:font-weight="bold" officeooo:paragraph-rsid="0008b1d3" style:font-weight-asian="bold"/>
    </style:style>
    <style:style style:name="P9" style:family="paragraph" style:parent-style-name="Standard" style:list-style-name="WWNum24">
      <style:paragraph-properties fo:margin-left="1.27cm" fo:margin-right="0cm" fo:text-indent="-0.635cm" style:auto-text-indent="false"/>
      <style:text-properties officeooo:paragraph-rsid="0008b1d3"/>
    </style:style>
    <style:style style:name="P10" style:family="paragraph" style:parent-style-name="Standard" style:list-style-name="WWNum35">
      <style:paragraph-properties fo:margin-left="1.27cm" fo:margin-right="0cm" fo:text-indent="-0.635cm" style:auto-text-indent="false"/>
      <style:text-properties officeooo:paragraph-rsid="0008b1d3"/>
    </style:style>
    <style:style style:name="P11" style:family="paragraph" style:parent-style-name="Standard" style:list-style-name="WWNum10">
      <style:paragraph-properties fo:margin-left="1.27cm" fo:margin-right="0cm" fo:text-indent="-0.635cm" style:auto-text-indent="false"/>
      <style:text-properties officeooo:paragraph-rsid="0008b1d3"/>
    </style:style>
    <style:style style:name="P12" style:family="paragraph" style:parent-style-name="Standard" style:list-style-name="WWNum44">
      <style:paragraph-properties fo:margin-left="1.27cm" fo:margin-right="0cm" fo:text-indent="-0.635cm" style:auto-text-indent="false"/>
      <style:text-properties officeooo:paragraph-rsid="0008b1d3"/>
    </style:style>
    <style:style style:name="P13" style:family="paragraph" style:parent-style-name="Standard" style:list-style-name="WWNum32">
      <style:paragraph-properties fo:margin-left="1.27cm" fo:margin-right="0cm" fo:text-indent="-0.635cm" style:auto-text-indent="false"/>
      <style:text-properties officeooo:paragraph-rsid="0008b1d3"/>
    </style:style>
    <style:style style:name="P14" style:family="paragraph" style:parent-style-name="Standard" style:list-style-name="WWNum11">
      <style:paragraph-properties fo:margin-left="1.27cm" fo:margin-right="0cm" fo:text-indent="-0.635cm" style:auto-text-indent="false"/>
      <style:text-properties officeooo:paragraph-rsid="0008b1d3"/>
    </style:style>
    <style:style style:name="P15" style:family="paragraph" style:parent-style-name="Standard" style:list-style-name="WWNum15">
      <style:paragraph-properties fo:margin-left="1.27cm" fo:margin-right="0cm" fo:text-indent="-0.635cm" style:auto-text-indent="false"/>
      <style:text-properties officeooo:paragraph-rsid="0008b1d3"/>
    </style:style>
    <style:style style:name="P16" style:family="paragraph" style:parent-style-name="Standard" style:list-style-name="WWNum17">
      <style:paragraph-properties fo:margin-left="1.27cm" fo:margin-right="0cm" fo:text-indent="-0.635cm" style:auto-text-indent="false"/>
      <style:text-properties officeooo:paragraph-rsid="0008b1d3"/>
    </style:style>
    <style:style style:name="P17" style:family="paragraph" style:parent-style-name="Standard" style:list-style-name="WWNum20">
      <style:paragraph-properties fo:margin-left="1.27cm" fo:margin-right="0cm" fo:text-indent="-0.635cm" style:auto-text-indent="false"/>
      <style:text-properties officeooo:paragraph-rsid="0008b1d3"/>
    </style:style>
    <style:style style:name="P18" style:family="paragraph" style:parent-style-name="Standard">
      <style:paragraph-properties fo:margin-left="1.27cm" fo:margin-right="0cm" fo:text-indent="0cm" style:auto-text-indent="false"/>
      <style:text-properties officeooo:paragraph-rsid="0008b1d3"/>
    </style:style>
    <style:style style:name="P19" style:family="paragraph" style:parent-style-name="Standard" style:list-style-name="WWNum45">
      <style:paragraph-properties fo:margin-left="2.54cm" fo:margin-right="0cm" fo:text-indent="-0.635cm" style:auto-text-indent="false"/>
      <style:text-properties officeooo:paragraph-rsid="0008b1d3"/>
    </style:style>
    <style:style style:name="P20" style:family="paragraph" style:parent-style-name="Standard" style:list-style-name="WWNum31">
      <style:paragraph-properties fo:margin-left="2.54cm" fo:margin-right="0cm" fo:text-indent="-0.635cm" style:auto-text-indent="false"/>
      <style:text-properties officeooo:paragraph-rsid="0008b1d3"/>
    </style:style>
    <style:style style:name="P21" style:family="paragraph" style:parent-style-name="Standard" style:list-style-name="WWNum12">
      <style:paragraph-properties fo:margin-left="2.54cm" fo:margin-right="0cm" fo:text-indent="-0.635cm" style:auto-text-indent="false"/>
      <style:text-properties officeooo:paragraph-rsid="0008b1d3"/>
    </style:style>
    <style:style style:name="P22" style:family="paragraph" style:parent-style-name="Standard">
      <style:paragraph-properties fo:margin-left="0cm" fo:margin-right="0cm" fo:text-indent="0cm" style:auto-text-indent="false"/>
      <style:text-properties fo:color="#1c1e21" style:font-name="Roboto" fo:font-size="13pt" officeooo:paragraph-rsid="0008b1d3" style:font-name-asian="Roboto1" style:font-size-asian="13pt" style:font-name-complex="Roboto1" style:font-size-complex="13pt"/>
    </style:style>
    <style:style style:name="P23" style:family="paragraph" style:parent-style-name="Standard">
      <style:paragraph-properties fo:margin-left="0cm" fo:margin-right="0cm" fo:text-indent="0cm" style:auto-text-indent="false"/>
      <style:text-properties fo:color="#1c1e21" officeooo:paragraph-rsid="0008b1d3"/>
    </style:style>
    <style:style style:name="P24" style:family="paragraph" style:parent-style-name="Standard">
      <style:paragraph-properties fo:margin-left="0cm" fo:margin-right="0cm" fo:text-indent="0cm" style:auto-text-indent="false"/>
      <style:text-properties officeooo:paragraph-rsid="0008b1d3"/>
    </style:style>
    <style:style style:name="P25" style:family="paragraph" style:parent-style-name="Standard" style:list-style-name="WWNum31">
      <style:paragraph-properties fo:margin-left="3.81cm" fo:margin-right="0cm" fo:text-indent="-0.635cm" style:auto-text-indent="false"/>
      <style:text-properties officeooo:paragraph-rsid="0008b1d3"/>
    </style:style>
    <style:style style:name="P26" style:family="paragraph" style:parent-style-name="Standard" style:list-style-name="WWNum12">
      <style:paragraph-properties fo:margin-left="3.81cm" fo:margin-right="0cm" fo:text-indent="-0.635cm" style:auto-text-indent="false"/>
      <style:text-properties officeooo:paragraph-rsid="0008b1d3"/>
    </style:style>
    <style:style style:name="P27" style:family="paragraph" style:parent-style-name="Standard" style:list-style-name="WWNum13">
      <style:paragraph-properties fo:margin-left="3.81cm" fo:margin-right="0cm" fo:text-indent="-0.635cm" style:auto-text-indent="false"/>
      <style:text-properties officeooo:paragraph-rsid="0008b1d3"/>
    </style:style>
    <style:style style:name="T1" style:family="text">
      <style:text-properties fo:font-size="13pt" style:font-size-asian="13pt" style:font-size-complex="13pt"/>
    </style:style>
    <style:style style:name="T2" style:family="text">
      <style:text-properties fo:color="#ff0000" fo:font-size="14pt" style:font-size-asian="14pt" style:font-size-complex="14pt"/>
    </style:style>
    <style:style style:name="T3" style:family="text">
      <style:text-properties fo:font-weight="bold" style:font-weight-asian="bold"/>
    </style:style>
    <style:style style:name="T4" style:family="text">
      <style:text-properties fo:color="#1c1e21"/>
    </style:style>
    <style:style style:name="T5" style:family="text">
      <style:text-properties fo:color="#1c1e21" fo:font-style="italic" style:font-style-asian="italic"/>
    </style:style>
    <style:style style:name="T6" style:family="text">
      <style:text-properties fo:color="#1c1e21"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text:tab/><text:tab/><text:tab/><text:tab/><text:tab/> <text:s/><text:span text:style-name="T1"><text:s/></text:span><text:span text:style-name="T2">Redux</text:span></text:p>
      <text:p text:style-name="P4"/>
      <text:p text:style-name="P4"><text:s text:c="6"/>Redux is a pattern and library for managing and updating application state synchronously, using events called actions. With Redux, the state of application is kept in a centralized store. And each component can access any state that it needs from this store. Redux helps in managing global state (state that is needed across many parts of the application). Redux expects that all state updates are done immutably. </text:p>
      <text:p text:style-name="P4"/>
      <text:list xml:id="list2349120727" text:style-name="WWNum35">
        <text:list-item>
          <text:p text:style-name="P6">When to use redux?</text:p>
        </text:list-item>
      </text:list>
      <text:list xml:id="list2592907771" text:style-name="WWNum24">
        <text:list-item>
          <text:p text:style-name="P9">You have large amounts of application state that are needed in many places in the app</text:p>
        </text:list-item>
        <text:list-item>
          <text:p text:style-name="P9">The app state is updated frequently over time</text:p>
        </text:list-item>
        <text:list-item>
          <text:p text:style-name="P9">The logic to update that state may be complex</text:p>
        </text:list-item>
        <text:list-item>
          <text:p text:style-name="P9">The app has a medium or large-sized codebase, and might be worked on by many people</text:p>
        </text:list-item>
      </text:list>
      <text:p text:style-name="P4"/>
      <text:list xml:id="list93910436835030" text:continue-list="list2349120727" text:style-name="WWNum35">
        <text:list-item>
          <text:p text:style-name="P10"><text:span text:style-name="T3">How does redux work?<text:line-break/></text:span>Action Creator ---&gt; Action ---&gt; Dispatch ---&gt; Reducers ---&gt; State</text:p>
        </text:list-item>
      </text:list>
      <text:list xml:id="list1998199291" text:style-name="WWNum10">
        <text:list-item>
          <text:p text:style-name="P11"><text:span text:style-name="T3">Action Creator</text:span>: a function that tries to initiate some change within the data that Redux store holds.</text:p>
        </text:list-item>
        <text:list-item>
          <text:p text:style-name="P11"><text:span text:style-name="T3">Action:</text:span> Plain javascript object that has a type(string field) and payload. Decides how to change the data inside of the redux store. To change the state of the store, we need to create an action.</text:p>
        </text:list-item>
        <text:list-item>
          <text:p text:style-name="P11"><text:span text:style-name="T3">Dispatch:</text:span> This function takes an action and forwards it to all the reducers</text:p>
        </text:list-item>
        <text:list-item>
          <text:p text:style-name="P11"><text:span text:style-name="T3">Reducers: </text:span>Every reducer receives every action (even though they don’t care about that action. In this case, they just return the previous set of data.). Reducers take the most recent set of data(current state) that they have produced, take action and perform some action to that existing data depending upon content of action and produce new state/data. (state, action) =&gt; newState</text:p>
        </text:list-item>
      </text:list>
      <text:p text:style-name="P18">In short, reducers are like event listeners that handle events based on the received action (event) type.</text:p>
      <text:list xml:id="list93911135267370" text:continue-numbering="true" text:style-name="WWNum10">
        <text:list-item>
          <text:p text:style-name="P11"><text:span text:style-name="T3">State:</text:span> All the data(app’s state) is compiled into one big object tree(store) that is produced by every reducer.</text:p>
        </text:list-item>
      </text:list>
      <text:p text:style-name="P4"/>
      <text:list xml:id="list621914084" text:style-name="WWNum28">
        <text:list-item>
          <text:p text:style-name="P7">Initial setup:</text:p>
        </text:list-item>
      </text:list>
      <text:list xml:id="list3980064843" text:style-name="WWNum45">
        <text:list-item>
          <text:list>
            <text:list-item>
              <text:p text:style-name="P19">A Redux store is created using a root reducer function</text:p>
            </text:list-item>
            <text:list-item>
              <text:p text:style-name="P19">The store calls the root reducer once, and saves the return value as its initial state</text:p>
            </text:list-item>
            <text:list-item>
              <text:p text:style-name="P19">When the UI is first rendered, UI components access the current state of the Redux store, and use that data to decide what to render. They also subscribe to any future store updates so they can know if the state has changed.</text:p>
            </text:list-item>
          </text:list>
        </text:list-item>
        <text:list-item>
          <text:p text:style-name="P8">Updates:</text:p>
          <text:list>
            <text:list-item>
              <text:p text:style-name="P19">Something happens in the app, such as a user clicking a button</text:p>
            </text:list-item>
            <text:list-item>
              <text:p text:style-name="P19">The app code dispatches an action to the Redux store, like dispatch({type: 'counter/increment'})</text:p>
            </text:list-item>
            <text:list-item>
              <text:p text:style-name="P19">The store runs the reducer function again with the previous state and the current action, and saves the return value as the new state</text:p>
            </text:list-item>
            <text:list-item>
              <text:p text:style-name="P19">The store notifies all parts of the UI that are subscribed that the store has been updated</text:p>
            </text:list-item>
            <text:list-item>
              <text:p text:style-name="P19">Each UI component that needs data from the store checks to see if the parts of the state they need have changed.</text:p>
            </text:list-item>
            <text:list-item>
              <text:p text:style-name="P19">Each component that sees its data has changed forces a re-render with the new data, so it can update what's shown on the screen</text:p>
            </text:list-item>
          </text:list>
        </text:list-item>
      </text:list>
      <text:p text:style-name="P4"/>
      <text:list xml:id="list93911083731520" text:continue-list="list93910436835030" text:style-name="WWNum35">
        <text:list-item>
          <text:p text:style-name="P6"><text:soft-page-break/>Three principles of Redux</text:p>
        </text:list-item>
      </text:list>
      <text:list xml:id="list2876308146" text:style-name="WWNum44">
        <text:list-item>
          <text:p text:style-name="P12">The global state of your application is stored in an object tree within a single store.</text:p>
        </text:list-item>
        <text:list-item>
          <text:p text:style-name="P12">The only way to change the state is to emit an action, an object describing what happened.</text:p>
        </text:list-item>
        <text:list-item>
          <text:p text:style-name="P12">To specify how the state tree is transformed by actions, you write pure reducers.</text:p>
        </text:list-item>
      </text:list>
      <text:p text:style-name="P4"/>
      <text:list xml:id="list93910534619488" text:continue-list="list93911083731520" text:style-name="WWNum35">
        <text:list-item>
          <text:p text:style-name="P6">When an action is dispatched, are all the reducers called?</text:p>
        </text:list-item>
      </text:list>
      <text:list xml:id="list618647604" text:style-name="WWNum32">
        <text:list-item>
          <text:p text:style-name="P13">Yes, all reducers are called. If they receive an action that they don’t care about, then they just return previous state.</text:p>
        </text:list-item>
      </text:list>
      <text:p text:style-name="P24"/>
      <text:list xml:id="list93911899587547" text:continue-list="list93910534619488" text:style-name="WWNum35">
        <text:list-item>
          <text:p text:style-name="P6">Why should a reducer return a new state object?</text:p>
        </text:list-item>
      </text:list>
      <text:list xml:id="list3720468182" text:style-name="WWNum11">
        <text:list-item>
          <text:p text:style-name="P14">One of the principles of reducer is, it should not mutate the state. Instead, they must make immutable updates, by copying the existing state and making changes to the copied values. Mutating objects can cause an inconsistent state to be rendered.</text:p>
        </text:list-item>
        <text:list-item>
          <text:p text:style-name="P14">Debugging becomes easy.</text:p>
        </text:list-item>
      </text:list>
      <text:p text:style-name="P4"/>
      <text:list xml:id="list93911938195580" text:continue-list="list93911899587547" text:style-name="WWNum35">
        <text:list-item>
          <text:p text:style-name="P6">Should you keep all component states in the Redux store?</text:p>
        </text:list-item>
      </text:list>
      <text:list xml:id="list3537676917" text:style-name="WWNum15">
        <text:list-item>
          <text:p text:style-name="P15">The app state which is needed by many components should be kept in the redux store. </text:p>
        </text:list-item>
      </text:list>
      <text:p text:style-name="P4"/>
      <text:list xml:id="list93910341771399" text:continue-list="list93911938195580" text:style-name="WWNum35">
        <text:list-item>
          <text:p text:style-name="P6">React-Redux</text:p>
        </text:list-item>
      </text:list>
      <text:list xml:id="list872607472" text:style-name="WWNum17">
        <text:list-item>
          <text:p text:style-name="P16">It lets React components interact with a Redux store by reading pieces of state and dispatching actions to update the store.</text:p>
        </text:list-item>
        <text:list-item>
          <text:p text:style-name="P16">It is official redux ui binding library for react</text:p>
        </text:list-item>
        <text:list-item>
          <text:p text:style-name="P16"><text:span text:style-name="T3">Provider Component: </text:span><text:span text:style-name="T4">makes the Redux store available to the rest of your app</text:span></text:p>
        </text:list-item>
        <text:list-item>
          <text:p text:style-name="P16"><text:span text:style-name="T3">Connect(mapStateToProps, mapDispatchToProps): </text:span>This function<text:span text:style-name="T3"> </text:span><text:span text:style-name="T4">generates "container" wrapper components that handle the process of interacting with the store for you. connect abstracts away the question of </text:span><text:span text:style-name="T5">which</text:span><text:span text:style-name="T4"> store is being used, making components more reusable</text:span><text:span text:style-name="T6">. </text:span><text:span text:style-name="T4">Connect function</text:span><text:span text:style-name="T6"> </text:span><text:span text:style-name="T4">reads</text:span><text:span text:style-name="T6"> </text:span><text:span text:style-name="T4">values from the redux store and re-read the values when store updates. </text:span>Components never access the store directly - connect does it for you.</text:p>
        </text:list-item>
      </text:list>
      <text:p text:style-name="P23"/>
      <text:list xml:id="list93910316157755" text:continue-list="list93910341771399" text:style-name="WWNum35">
        <text:list-item>
          <text:p text:style-name="P6">Connect(mapStateToProps, mapDispatchToProps):</text:p>
        </text:list-item>
      </text:list>
      <text:list xml:id="list3600914876" text:style-name="WWNum31">
        <text:list-item>
          <text:p text:style-name="P20">mapStateToProps: It is used for selecting the part of the data from the store that the connected component needs.</text:p>
          <text:list>
            <text:list-item>
              <text:p text:style-name="P25">It is called every time the store state changes. Whenever the store changes, all of the mapStateToProps functions of all of the connected components will run.</text:p>
            </text:list-item>
            <text:list-item>
              <text:p text:style-name="P25">It receives the entire store state(the same value returned by calling store.getState()), and should return an object of data this component needs. Each field in the returned object becomes props for the actual component.</text:p>
            </text:list-item>
            <text:list-item>
              <text:p text:style-name="P25">function mapStateToProps(entire Redux store state, props given to the wrapper component?)</text:p>
            </text:list-item>
            <text:list-item>
              <text:p text:style-name="P25">Connect automatically merges different prop sources into a final set of props. Hence we don’t need to include ownprops (2nd arg to mapStateToProps)</text:p>
            </text:list-item>
          </text:list>
        </text:list-item>
      </text:list>
      <text:p text:style-name="P22"/>
      <table:table table:name="Table1" table:style-name="Table1">
        <table:table-column table:style-name="Table1.A"/>
        <table:table-column table:style-name="Table1.B" table:number-columns-repeated="2"/>
        <table:table-row table:style-name="Table1.1">
          <table:table-cell table:style-name="Table1.A1" office:value-type="string">
            <text:p text:style-name="P1"/>
          </table:table-cell>
          <table:table-cell table:style-name="Table1.A1" office:value-type="string">
            <text:p text:style-name="P2">(state) =&gt; stateProps</text:p>
          </table:table-cell>
          <table:table-cell table:style-name="Table1.A1" office:value-type="string">
            <text:p text:style-name="P2">(state, ownProps) =&gt; stateProps</text:p>
          </table:table-cell>
        </table:table-row>
        <table:table-row table:style-name="Table1.2">
          <table:table-cell table:style-name="Table1.A1" office:value-type="string">
            <text:p text:style-name="P3">mapStateToProps runs when:</text:p>
          </table:table-cell>
          <table:table-cell table:style-name="Table1.A1" office:value-type="string">
            <text:p text:style-name="P3">store state changes</text:p>
          </table:table-cell>
          <table:table-cell table:style-name="Table1.A1" office:value-type="string">
            <text:p text:style-name="P3">store state changes</text:p>
            <text:p text:style-name="P3">or</text:p>
            <text:p text:style-name="P3">any field of ownProps is different</text:p>
          </table:table-cell>
        </table:table-row>
        <table:table-row table:style-name="Table1.2">
          <table:table-cell table:style-name="Table1.A1" office:value-type="string">
            <text:p text:style-name="P3">component re-renders <text:soft-page-break/>when:</text:p>
          </table:table-cell>
          <table:table-cell table:style-name="Table1.A1" office:value-type="string">
            <text:p text:style-name="P3">any field of stateProps is <text:soft-page-break/>different</text:p>
          </table:table-cell>
          <table:table-cell table:style-name="Table1.A1" office:value-type="string">
            <text:p text:style-name="P3">any field of stateProps is <text:soft-page-break/>different</text:p>
            <text:p text:style-name="P3">or</text:p>
            <text:p text:style-name="P3">any field of ownProps is different</text:p>
            <text:p text:style-name="P3"/>
          </table:table-cell>
        </table:table-row>
      </table:table>
      <text:list xml:id="list4187072758" text:style-name="WWNum12">
        <text:list-item>
          <text:p text:style-name="P21">mapDispatchToProps: used for dispatching actions to the store. It creates functions that dispatch when called, and pass those functions as props to your component.</text:p>
          <text:list>
            <text:list-item>
              <text:p text:style-name="P26">If the second argument is not specified to connect(), the component receives props.dispatch by default. If you define your own mapDispatchToProps, the connected component will no longer receive dispatch.</text:p>
            </text:list-item>
            <text:list-item>
              <text:p text:style-name="P26">Two forms of mapDispatchToProps: function form and object shorthand form. Arguments: dispatch, ownProps?</text:p>
            </text:list-item>
            <text:list-item>
              <text:p text:style-name="P26">Wrapping action creators by hands is tedious hence redux provides <text:span text:style-name="T3">bindActionCreators</text:span> to simplify things.</text:p>
            </text:list-item>
          </text:list>
        </text:list-item>
      </text:list>
      <text:p text:style-name="P4"><text:s text:c="35"/>bindActionCreators({action creators...} , dispatch)</text:p>
      <text:list xml:id="list2020629326" text:style-name="WWNum13">
        <text:list-item>
          <text:list>
            <text:list-item>
              <text:p text:style-name="P27">Object Shorthand form: if you pass an object full of action creators instead of a function, connect will automatically call bindActionCreators for you internally.</text:p>
            </text:list-item>
          </text:list>
        </text:list-item>
      </text:list>
      <text:list xml:id="list93911238989660" text:continue-list="list93910316157755" text:style-name="WWNum35">
        <text:list-item>
          <text:p text:style-name="P6">Reducers Rules</text:p>
        </text:list-item>
      </text:list>
      <text:list xml:id="list444443465" text:style-name="WWNum20">
        <text:list-item>
          <text:p text:style-name="P17">They should only calculate the new state value based on the state and action arguments</text:p>
        </text:list-item>
        <text:list-item>
          <text:p text:style-name="P17">They are not allowed to modify the existing state. Instead, they must make immutable updates, by copying the existing state and making changes to the copied values.</text:p>
        </text:list-item>
        <text:list-item>
          <text:p text:style-name="P17">They must not do any asynchronous logic, calculate random values, or cause other "side effects" (reducers are pure functions)</text:p>
        </text:list-item>
      </text:list>
      <text:p text:style-name="P18"/>
      <text:list xml:id="list93909976551116" text:continue-list="list93911238989660" text:style-name="WWNum35">
        <text:list-item>
          <text:p text:style-name="P6">Store</text:p>
        </text:list-item>
      </text:list>
      <text:list xml:id="list2243636646" text:style-name="WWNum42">
        <text:list-item>
          <text:p text:style-name="P5">store is created by passing in a reducer. </text:p>
        </text:list-item>
        <text:list-item>
          <text:p text:style-name="P5">store.getState() ---&gt; returns the current state value</text:p>
        </text:list-item>
        <text:list-item>
          <text:p text:style-name="P5">store.dispatch(action) ---&gt; only way to update state</text:p>
        </text:list-item>
        <text:list-item>
          <text:p text:style-name="P5">A Redux store runs the root reducer whenever an action is dispatche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Label_20_370" style:display-name="ListLabel 370" style:family="text">
      <style:text-properties style:text-underline-style="none"/>
    </style:style>
    <style:style style:name="ListLabel_20_371" style:display-name="ListLabel 371" style:family="text">
      <style:text-properties style:text-underline-style="none"/>
    </style:style>
    <style:style style:name="ListLabel_20_372" style:display-name="ListLabel 372" style:family="text">
      <style:text-properties style:text-underline-style="none"/>
    </style:style>
    <style:style style:name="ListLabel_20_373" style:display-name="ListLabel 373" style:family="text">
      <style:text-properties style:text-underline-style="none"/>
    </style:style>
    <style:style style:name="ListLabel_20_374" style:display-name="ListLabel 374" style:family="text">
      <style:text-properties style:text-underline-style="none"/>
    </style:style>
    <style:style style:name="ListLabel_20_375" style:display-name="ListLabel 375" style:family="text">
      <style:text-properties style:text-underline-style="none"/>
    </style:style>
    <style:style style:name="ListLabel_20_376" style:display-name="ListLabel 376" style:family="text">
      <style:text-properties style:text-underline-style="none"/>
    </style:style>
    <style:style style:name="ListLabel_20_377" style:display-name="ListLabel 377" style:family="text">
      <style:text-properties style:text-underline-style="none"/>
    </style:style>
    <style:style style:name="ListLabel_20_378" style:display-name="ListLabel 378" style:family="text">
      <style:text-properties style:text-underline-style="none"/>
    </style:style>
    <style:style style:name="ListLabel_20_307" style:display-name="ListLabel 307" style:family="text">
      <style:text-properties style:text-underline-style="none" fo:font-weight="bold"/>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244" style:display-name="ListLabel 244" style:family="text">
      <style:text-properties style:text-underline-style="none" fo:font-weight="bold"/>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397" style:display-name="ListLabel 397" style:family="text">
      <style:text-properties style:text-underline-style="none" fo:font-weight="bold"/>
    </style:style>
    <style:style style:name="ListLabel_20_398" style:display-name="ListLabel 398" style:family="text">
      <style:text-properties style:text-underline-style="none"/>
    </style:style>
    <style:style style:name="ListLabel_20_399" style:display-name="ListLabel 399" style:family="text">
      <style:text-properties style:text-underline-style="none"/>
    </style:style>
    <style:style style:name="ListLabel_20_400" style:display-name="ListLabel 400" style:family="text">
      <style:text-properties style:text-underline-style="none"/>
    </style:style>
    <style:style style:name="ListLabel_20_401" style:display-name="ListLabel 401" style:family="text">
      <style:text-properties style:text-underline-style="none"/>
    </style:style>
    <style:style style:name="ListLabel_20_402" style:display-name="ListLabel 402" style:family="text">
      <style:text-properties style:text-underline-style="none"/>
    </style:style>
    <style:style style:name="ListLabel_20_403" style:display-name="ListLabel 403" style:family="text">
      <style:text-properties style:text-underline-style="none"/>
    </style:style>
    <style:style style:name="ListLabel_20_404" style:display-name="ListLabel 404" style:family="text">
      <style:text-properties style:text-underline-style="none"/>
    </style:style>
    <style:style style:name="ListLabel_20_405" style:display-name="ListLabel 405" style:family="text">
      <style:text-properties style:text-underline-style="none"/>
    </style:style>
    <style:style style:name="ListLabel_20_388" style:display-name="ListLabel 388" style:family="text">
      <style:text-properties style:text-underline-style="none"/>
    </style:style>
    <style:style style:name="ListLabel_20_389" style:display-name="ListLabel 389" style:family="text">
      <style:text-properties style:text-underline-style="none"/>
    </style:style>
    <style:style style:name="ListLabel_20_390" style:display-name="ListLabel 390" style:family="text">
      <style:text-properties style:text-underline-style="none"/>
    </style:style>
    <style:style style:name="ListLabel_20_391" style:display-name="ListLabel 391" style:family="text">
      <style:text-properties style:text-underline-style="none"/>
    </style:style>
    <style:style style:name="ListLabel_20_392" style:display-name="ListLabel 392" style:family="text">
      <style:text-properties style:text-underline-style="none"/>
    </style:style>
    <style:style style:name="ListLabel_20_393" style:display-name="ListLabel 393" style:family="text">
      <style:text-properties style:text-underline-style="none"/>
    </style:style>
    <style:style style:name="ListLabel_20_394" style:display-name="ListLabel 394" style:family="text">
      <style:text-properties style:text-underline-style="none"/>
    </style:style>
    <style:style style:name="ListLabel_20_395" style:display-name="ListLabel 395" style:family="text">
      <style:text-properties style:text-underline-style="none"/>
    </style:style>
    <style:style style:name="ListLabel_20_396" style:display-name="ListLabel 396" style:family="text">
      <style:text-properties style:text-underline-style="none"/>
    </style:style>
    <style:style style:name="ListLabel_20_280" style:display-name="ListLabel 280" style:family="text">
      <style:text-properties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45" style:display-name="ListLabel 145" style:family="text">
      <style:text-properties style:text-underline-style="none" fo:font-weight="bold"/>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271" style:display-name="ListLabel 271" style:family="text">
      <style:text-properties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100" style:display-name="ListLabel 100" style:family="text">
      <style:text-properties style:font-name="Roboto" fo:font-family="Roboto" style:font-family-generic="roman" style:font-pitch="variable" fo:font-size="13pt" style:text-underline-style="none"/>
    </style:style>
    <style:style style:name="ListLabel_20_101" style:display-name="ListLabel 101" style:family="text">
      <style:text-properties style:font-name="Roboto" fo:font-family="Roboto" style:font-family-generic="roman" style:font-pitch="variable" fo:font-size="13pt"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42">
      <text:list-level-style-bullet text:level="1" text:style-name="ListLabel_20_37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7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7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7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7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7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7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7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7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30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08"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9"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11"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12"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13"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14"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15"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text:style-name="ListLabel_20_39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9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0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0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0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0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0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text:style-name="ListLabel_20_38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9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9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9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9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9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9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8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8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8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8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8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8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8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8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27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7-27T09:36:48.479962576</meta:creation-date>
    <dc:date>2021-07-27T09:37:26.577979518</dc:date>
    <meta:editing-duration>PT38S</meta:editing-duration>
    <meta:editing-cycles>1</meta:editing-cycles>
    <meta:generator>LibreOffice/6.0.7.3$Linux_X86_64 LibreOffice_project/00m0$Build-3</meta:generator>
    <meta:document-statistic meta:table-count="1" meta:image-count="0" meta:object-count="0" meta:page-count="3" meta:paragraph-count="74" meta:word-count="1175" meta:character-count="6931" meta:non-whitespace-character-count="5842"/>
  </office:meta>
</office:document-meta>
</file>